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35H28M00S" calcext:value-type="time">
            <text:p>35:28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office:value-type="string" calcext:value-type="string">
            <text:p>Worked on selling asset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4:00:00" calcext:value-type="date">
            <text:p>12/13/2024 02:00 PM</text:p>
          </table:table-cell>
          <table:table-cell office:value-type="date" office:date-value="2024-12-13T16:00:00" calcext:value-type="date">
            <text:p>12/13/2024 04:00 PM</text:p>
          </table:table-cell>
          <table:table-cell table:style-name="ce12" table:formula="of:=[.F25]-[.E25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office:value-type="string" calcext:value-type="string">
            <text:p>Worked on simplifying transaction app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6T15:00:00" calcext:value-type="date">
            <text:p>12/16/2024 03:00 PM</text:p>
          </table:table-cell>
          <table:table-cell office:value-type="date" office:date-value="2024-12-16T16:18:00" calcext:value-type="date">
            <text:p>12/16/2024 04:18 PM</text:p>
          </table:table-cell>
          <table:table-cell table:style-name="ce12" table:formula="of:=[.F28]-[.E28]" office:value-type="time" office:time-value="PT01H18M00S" calcext:value-type="time">
            <text:p>01:18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office:value-type="string" calcext:value-type="string">
            <text:p>Worked on fixing recalculating asset value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8T14:40:00" calcext:value-type="date">
            <text:p>12/18/2024 02:40 PM</text:p>
          </table:table-cell>
          <table:table-cell office:value-type="date" office:date-value="2024-12-18T16:06:00" calcext:value-type="date">
            <text:p>12/18/2024 04:06 PM</text:p>
          </table:table-cell>
          <table:table-cell table:style-name="ce12" table:formula="of:=[.F30]-[.E30]" office:value-type="time" office:time-value="PT01H26M00S" calcext:value-type="time">
            <text:p>01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office:value-type="string" calcext:value-type="string">
            <text:p>Worked on current value calculations and data entr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0T11:00:00" calcext:value-type="date">
            <text:p>12/20/2024 11:00 AM</text:p>
          </table:table-cell>
          <table:table-cell office:value-type="date" office:date-value="2024-12-20T15:26:00" calcext:value-type="date">
            <text:p>12/20/2024 03:26 PM</text:p>
          </table:table-cell>
          <table:table-cell table:style-name="ce12" table:formula="of:=[.F32]-[.E32]" office:value-type="time" office:time-value="PT04H26M00S" calcext:value-type="time">
            <text:p>04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office:value-type="string" calcext:value-type="string">
            <text:p>Worked on building template release build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1T15:00:00" calcext:value-type="date">
            <text:p>12/21/2024 03:00 PM</text:p>
          </table:table-cell>
          <table:table-cell office:value-type="date" office:date-value="2024-12-21T17:30:00" calcext:value-type="date">
            <text:p>12/21/2024 05:30 PM</text:p>
          </table:table-cell>
          <table:table-cell table:style-name="ce12" table:formula="of:=[.F33]-[.E33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office:value-type="string" calcext:value-type="string">
            <text:p>Worked on creating installer script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2T14:30:00" calcext:value-type="date">
            <text:p>12/22/2024 02:30 PM</text:p>
          </table:table-cell>
          <table:table-cell office:value-type="date" office:date-value="2024-12-22T15:30:00" calcext:value-type="date">
            <text:p>12/22/2024 03:30 PM</text:p>
          </table:table-cell>
          <table:table-cell table:style-name="ce12" table:formula="of:=[.F34]-[.E3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office:value-type="string" calcext:value-type="string">
            <text:p>Worked on storing sell transaction data under a single record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31T10:15:00" calcext:value-type="date">
            <text:p>12/31/2024 10:15 AM</text:p>
          </table:table-cell>
          <table:table-cell office:value-type="date" office:date-value="2024-12-31T12:15:00" calcext:value-type="date">
            <text:p>12/31/2024 12:15 PM</text:p>
          </table:table-cell>
          <table:table-cell table:style-name="ce12" table:formula="of:=[.F43]-[.E43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1" calcext:value-type="date">
            <text:p>01/01/2025</text:p>
          </table:table-cell>
          <table:table-cell office:value-type="string" calcext:value-type="string">
            <text:p>Worked on storing and loading sell transaction data to the js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1T12:30:00" calcext:value-type="date">
            <text:p>01/01/2025 12:30 PM</text:p>
          </table:table-cell>
          <table:table-cell office:value-type="date" office:date-value="2025-01-01T13:30:00" calcext:value-type="date">
            <text:p>01/01/2025 01:30 PM</text:p>
          </table:table-cell>
          <table:table-cell table:style-name="ce12" table:formula="of:=[.F44]-[.E4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office:value-type="string" calcext:value-type="string">
            <text:p>Worked on linking sold transaction data with a sell transacti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2T12:15:00" calcext:value-type="date">
            <text:p>01/02/2025 12:15 PM</text:p>
          </table:table-cell>
          <table:table-cell office:value-type="date" office:date-value="2025-01-02T13:45:00" calcext:value-type="date">
            <text:p>01/02/2025 01:45 PM</text:p>
          </table:table-cell>
          <table:table-cell table:style-name="ce12" table:formula="of:=[.F45]-[.E45]" office:value-type="time" office:time-value="PT01H30M00S" calcext:value-type="time">
            <text:p>01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office:value-type="string" calcext:value-type="string">
            <text:p>Worked on storing sold and generated transaction indexes to json file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2T15:00:00" calcext:value-type="date">
            <text:p>01/02/2025 03:00 PM</text:p>
          </table:table-cell>
          <table:table-cell office:value-type="date" office:date-value="2025-01-02T16:40:00" calcext:value-type="date">
            <text:p>01/02/2025 04:40 PM</text:p>
          </table:table-cell>
          <table:table-cell table:style-name="ce12" table:formula="of:=[.F46]-[.E46]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3" calcext:value-type="date">
            <text:p>01/03/2025</text:p>
          </table:table-cell>
          <table:table-cell table:number-columns-repeated="5"/>
          <table:table-cell table:style-name="ce12" table:formula="of:=[.F47]-[.E4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4" calcext:value-type="date">
            <text:p>01/04/2025</text:p>
          </table:table-cell>
          <table:table-cell table:number-columns-repeated="5"/>
          <table:table-cell table:style-name="ce12" table:formula="of:=[.F48]-[.E4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5" calcext:value-type="date">
            <text:p>01/05/2025</text:p>
          </table:table-cell>
          <table:table-cell table:number-columns-repeated="5"/>
          <table:table-cell table:style-name="ce12" table:formula="of:=[.F49]-[.E4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6" calcext:value-type="date">
            <text:p>01/06/2025</text:p>
          </table:table-cell>
          <table:table-cell office:value-type="string" calcext:value-type="string">
            <text:p>Worked on Edit / Delete transac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6T14:00:00" calcext:value-type="date">
            <text:p>01/06/2025 02:00 PM</text:p>
          </table:table-cell>
          <table:table-cell office:value-type="date" office:date-value="2025-01-06T16:40:00" calcext:value-type="date">
            <text:p>01/06/2025 04:40 PM</text:p>
          </table:table-cell>
          <table:table-cell table:style-name="ce12" table:formula="of:=[.F50]-[.E50]" office:value-type="time" office:time-value="PT02H40M00S" calcext:value-type="time">
            <text:p>02:4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7" calcext:value-type="date">
            <text:p>01/07/2025</text:p>
          </table:table-cell>
          <table:table-cell office:value-type="string" calcext:value-type="string">
            <text:p>Worked on deleting transac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7T14:00:00" calcext:value-type="date">
            <text:p>01/07/2025 02:00 PM</text:p>
          </table:table-cell>
          <table:table-cell office:value-type="date" office:date-value="2025-01-07T15:10:00" calcext:value-type="date">
            <text:p>01/07/2025 03:10 PM</text:p>
          </table:table-cell>
          <table:table-cell table:style-name="ce12" table:formula="of:=[.F51]-[.E51]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7" calcext:value-type="date">
            <text:p>01/07/2025</text:p>
          </table:table-cell>
          <table:table-cell office:value-type="string" calcext:value-type="string">
            <text:p>Worked on Editing transac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7T15:15:00" calcext:value-type="date">
            <text:p>01/07/2025 03:15 PM</text:p>
          </table:table-cell>
          <table:table-cell office:value-type="date" office:date-value="2025-01-07T15:50:00" calcext:value-type="date">
            <text:p>01/07/2025 03:50 PM</text:p>
          </table:table-cell>
          <table:table-cell table:style-name="ce12" table:formula="of:=[.F52]-[.E52]" office:value-type="time" office:time-value="PT00H35M00S" calcext:value-type="time">
            <text:p>00:35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8" calcext:value-type="date">
            <text:p>01/08/2025</text:p>
          </table:table-cell>
          <table:table-cell office:value-type="string" calcext:value-type="string">
            <text:p>Worked on Editing transac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table:number-columns-repeated="2" office:value-type="date" office:date-value="2025-01-08T13:30:00" calcext:value-type="date">
            <text:p>01/08/2025 01:30 PM</text:p>
          </table:table-cell>
          <table:table-cell table:style-name="ce12" table:formula="of:=[.F53]-[.E5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9" calcext:value-type="date">
            <text:p>01/09/2025</text:p>
          </table:table-cell>
          <table:table-cell table:number-columns-repeated="5"/>
          <table:table-cell table:style-name="ce12" table:formula="of:=[.F54]-[.E5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0" calcext:value-type="date">
            <text:p>01/10/2025</text:p>
          </table:table-cell>
          <table:table-cell table:number-columns-repeated="5"/>
          <table:table-cell table:style-name="ce12" table:formula="of:=[.F55]-[.E5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1" calcext:value-type="date">
            <text:p>01/11/2025</text:p>
          </table:table-cell>
          <table:table-cell table:number-columns-repeated="5"/>
          <table:table-cell table:style-name="ce12" table:formula="of:=[.F56]-[.E5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2" calcext:value-type="date">
            <text:p>01/12/2025</text:p>
          </table:table-cell>
          <table:table-cell table:number-columns-repeated="5"/>
          <table:table-cell table:style-name="ce12" table:formula="of:=[.F57]-[.E5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3" calcext:value-type="date">
            <text:p>01/13/2025</text:p>
          </table:table-cell>
          <table:table-cell table:number-columns-repeated="5"/>
          <table:table-cell table:style-name="ce12" table:formula="of:=[.F58]-[.E5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4" calcext:value-type="date">
            <text:p>01/14/2025</text:p>
          </table:table-cell>
          <table:table-cell table:number-columns-repeated="5"/>
          <table:table-cell table:style-name="ce12" table:formula="of:=[.F59]-[.E5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5" calcext:value-type="date">
            <text:p>01/15/2025</text:p>
          </table:table-cell>
          <table:table-cell table:number-columns-repeated="5"/>
          <table:table-cell table:style-name="ce12" table:formula="of:=[.F60]-[.E6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6" calcext:value-type="date">
            <text:p>01/16/2025</text:p>
          </table:table-cell>
          <table:table-cell table:number-columns-repeated="5"/>
          <table:table-cell table:style-name="ce12" table:formula="of:=[.F61]-[.E6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7" calcext:value-type="date">
            <text:p>01/17/2025</text:p>
          </table:table-cell>
          <table:table-cell table:number-columns-repeated="5"/>
          <table:table-cell table:style-name="ce12" table:formula="of:=[.F62]-[.E6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8" calcext:value-type="date">
            <text:p>01/18/2025</text:p>
          </table:table-cell>
          <table:table-cell table:number-columns-repeated="5"/>
          <table:table-cell table:style-name="ce12" table:formula="of:=[.F63]-[.E6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9" calcext:value-type="date">
            <text:p>01/19/2025</text:p>
          </table:table-cell>
          <table:table-cell table:number-columns-repeated="5"/>
          <table:table-cell table:style-name="ce12" table:formula="of:=[.F64]-[.E6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0" calcext:value-type="date">
            <text:p>01/20/2025</text:p>
          </table:table-cell>
          <table:table-cell table:number-columns-repeated="5"/>
          <table:table-cell table:style-name="ce12" table:formula="of:=[.F65]-[.E6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1" calcext:value-type="date">
            <text:p>01/21/2025</text:p>
          </table:table-cell>
          <table:table-cell table:number-columns-repeated="5"/>
          <table:table-cell table:style-name="ce12" table:formula="of:=[.F66]-[.E6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2" calcext:value-type="date">
            <text:p>01/22/2025</text:p>
          </table:table-cell>
          <table:table-cell table:number-columns-repeated="5"/>
          <table:table-cell table:style-name="ce12" table:formula="of:=[.F67]-[.E6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3" calcext:value-type="date">
            <text:p>01/23/2025</text:p>
          </table:table-cell>
          <table:table-cell table:number-columns-repeated="5"/>
          <table:table-cell table:style-name="ce12" table:formula="of:=[.F68]-[.E6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4" calcext:value-type="date">
            <text:p>01/24/2025</text:p>
          </table:table-cell>
          <table:table-cell table:number-columns-repeated="5"/>
          <table:table-cell table:style-name="ce12" table:formula="of:=[.F69]-[.E6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5" calcext:value-type="date">
            <text:p>01/25/2025</text:p>
          </table:table-cell>
          <table:table-cell table:number-columns-repeated="5"/>
          <table:table-cell table:style-name="ce12" table:formula="of:=[.F70]-[.E7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6" calcext:value-type="date">
            <text:p>01/26/2025</text:p>
          </table:table-cell>
          <table:table-cell table:number-columns-repeated="5"/>
          <table:table-cell table:style-name="ce12" table:formula="of:=[.F71]-[.E7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7" calcext:value-type="date">
            <text:p>01/27/2025</text:p>
          </table:table-cell>
          <table:table-cell table:number-columns-repeated="5"/>
          <table:table-cell table:style-name="ce12" table:formula="of:=[.F72]-[.E7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8" calcext:value-type="date">
            <text:p>01/28/2025</text:p>
          </table:table-cell>
          <table:table-cell table:number-columns-repeated="5"/>
          <table:table-cell table:style-name="ce12" table:formula="of:=[.F73]-[.E7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9" calcext:value-type="date">
            <text:p>01/29/2025</text:p>
          </table:table-cell>
          <table:table-cell table:number-columns-repeated="5"/>
          <table:table-cell table:style-name="ce12" table:formula="of:=[.F74]-[.E7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0" calcext:value-type="date">
            <text:p>01/30/2025</text:p>
          </table:table-cell>
          <table:table-cell table:number-columns-repeated="5"/>
          <table:table-cell table:style-name="ce12" table:formula="of:=[.F75]-[.E7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1" calcext:value-type="date">
            <text:p>01/31/2025</text:p>
          </table:table-cell>
          <table:table-cell table:number-columns-repeated="5"/>
          <table:table-cell table:style-name="ce12" table:formula="of:=[.F76]-[.E7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5-01-08T14:36:01.194032724</dc:date>
    <meta:editing-duration>P6DT3H33M32S</meta:editing-duration>
    <meta:editing-cycles>565</meta:editing-cycles>
    <meta:document-statistic meta:table-count="1" meta:cell-count="259" meta:object-count="0"/>
  </office:meta>
</office:document-meta>
</file>